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53ea" officeooo:paragraph-rsid="000f53ea"/>
    </style:style>
    <style:style style:name="P2" style:family="paragraph" style:parent-style-name="Standard">
      <style:text-properties officeooo:rsid="00108060" officeooo:paragraph-rsid="00108060"/>
    </style:style>
    <style:style style:name="P3" style:family="paragraph" style:parent-style-name="Standard">
      <style:text-properties fo:font-weight="bold" officeooo:rsid="00108060" officeooo:paragraph-rsid="00108060" style:font-weight-asian="bold" style:font-weight-complex="bold"/>
    </style:style>
    <style:style style:name="P4" style:family="paragraph" style:parent-style-name="Standard">
      <style:text-properties fo:font-weight="bold" officeooo:rsid="00116343" officeooo:paragraph-rsid="00116343" style:font-weight-asian="bold" style:font-weight-complex="bold"/>
    </style:style>
    <style:style style:name="P5" style:family="paragraph" style:parent-style-name="Standard">
      <style:text-properties fo:font-weight="normal" officeooo:rsid="00108060" officeooo:paragraph-rsid="00108060" style:font-weight-asian="normal" style:font-weight-complex="normal"/>
    </style:style>
    <style:style style:name="P6" style:family="paragraph" style:parent-style-name="Standard">
      <style:text-properties fo:font-weight="normal" officeooo:rsid="00116343" officeooo:paragraph-rsid="00116343" style:font-weight-asian="normal" style:font-weight-complex="normal"/>
    </style:style>
    <style:style style:name="P7" style:family="paragraph" style:parent-style-name="Standard">
      <style:text-properties fo:font-weight="normal" officeooo:rsid="00121788" officeooo:paragraph-rsid="00121788" style:font-weight-asian="normal" style:font-weight-complex="normal"/>
    </style:style>
    <style:style style:name="T1" style:family="text">
      <style:text-properties officeooo:rsid="001163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CRIZIONE PROGETTO</text:p>
      <text:p text:style-name="P1">Il progetto riguarda un servizio cloud interno alla lan basato su protocollo https</text:p>
      <text:p text:style-name="P1">il programma prevede un utente admin preinstallato,e la possibilita di creare utenti normali</text:p>
      <text:p text:style-name="P1">il progettino prevede un insieme di dispoitivi, quali raspberry pi con nginx version y , con php versione z, collegato ad hdd, cavo ethernet etc</text:p>
      <text:p text:style-name="P1">l’autenticazione sara gestita tramite sessioni</text:p>
      <text:p text:style-name="P1">l’utente puo catricare file di qulasiasi natura tramite funzionalita drag and drop o classica funziona carica per immettere I file nella piattforma</text:p>
      <text:p text:style-name="P1">ogni file ha la possibilita di essere mosso, copiato, rinominato,scaricato e inoltrato ad altri ad altri account</text:p>
      <text:p text:style-name="P1">l’esplorazione dei file permette la ricerca etc… e l’indicizzazione</text:p>
      <text:p text:style-name="P2">I file veranno crittografati e inoltre vi e’ possibilita di accesso da remoto, con le stesse azioni eseguibili da locale</text:p>
      <text:p text:style-name="P2">vi e’ inoltre la possibilita’ di scaricare l’intero archivio utente. O la lista dei file</text:p>
      <text:p text:style-name="P2"/>
      <text:p text:style-name="P3">ASPETTI PROGETTUALI</text:p>
      <text:p text:style-name="P3">analisi dell'architettura di rete e delle caratteristiche del sistema</text:p>
      <text:p text:style-name="P5">il sistema e’ basato sul raspberry pi <text:span text:style-name="T1">(info hw)</text:span>connesso al modem/router, con determinate porte aperte,la descrizione delle regole del firewall,versione nginx, php, javascript(es6),<text:span text:style-name="T1">jquery(ajax,moment-js)</text:span>,css,mariadb piu librerire e framework utilizzati</text:p>
      <text:p text:style-name="P6">architettura client-server</text:p>
      <text:p text:style-name="P6">protocollo https</text:p>
      <text:p text:style-name="P6">soluzione on premesis(in locale) che permette l’accesso in remoto tramite dns etc..</text:p>
      <text:p text:style-name="P6">soluzioni aggiuntive (limitare accesso in remoto,etc )</text:p>
      <text:p text:style-name="P6"/>
      <text:p text:style-name="P4">GESTIONE DELLA SICUREZZA</text:p>
      <text:p text:style-name="P6">non porre limiti, prima descrizione di cio’ che si e’ realizzato, poi intregrazione con soluzioni avanzate che possono essere : salt per salvare password,etc</text:p>
      <text:p text:style-name="P4">LOGICA DI PRESENTAZIONE</text:p>
      <text:p text:style-name="P6">funzionalita’ che sia indipendenti dalla piattaforma,</text:p>
      <text:p text:style-name="P4">LOGICA DI BUSINESS</text:p>
      <text:p text:style-name="P6">orientata alla sicurezza dei dati, senza troppe perfomance</text:p>
      <text:p text:style-name="P6"/>
      <text:p text:style-name="P4">ASPETTI SPECIFICI INFORMATICI</text:p>
      <text:p text:style-name="P6">logica e storicizazione</text:p>
      <text:p text:style-name="P7">discompenso dell’esecuzione, su client server e storicizzazione con mariadb , e nginx</text:p>
      <text:p text:style-name="P7">ridistribuzione dei compiti, equilibrare le responsabiita’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7:03:31.671864766</meta:creation-date>
    <dc:date>2020-06-09T20:26:26.035428405</dc:date>
    <meta:editing-duration>PT2H52M3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27" meta:word-count="274" meta:character-count="1964" meta:non-whitespace-character-count="1717"/>
  </office:meta>
</office:document-meta>
</file>